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654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7862in"/>
    </style:style>
    <style:style style:name="co12" style:family="table-column">
      <style:table-column-properties fo:break-before="auto" style:column-width="0.7102in"/>
    </style:style>
    <style:style style:name="co13" style:family="table-column">
      <style:table-column-properties fo:break-before="auto" style:column-width="0.6138in"/>
    </style:style>
    <style:style style:name="co14" style:family="table-column">
      <style:table-column-properties fo:break-before="auto" style:column-width="1.8902in"/>
    </style:style>
    <style:style style:name="co15" style:family="table-column">
      <style:table-column-properties fo:break-before="auto" style:column-width="4.678in"/>
    </style:style>
    <style:style style:name="co16" style:family="table-column">
      <style:table-column-properties fo:break-before="auto" style:column-width="1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marti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rtian_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base_id</text:p>
          </table:table-cell>
          <table:table-cell office:value-type="string" calcext:value-type="string">
            <text:p>super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Bradbury</text:p>
          </table:table-cell>
          <table:table-cell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lack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Hinkst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Spend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Parkh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ma</text:p>
          </table:table-cell>
          <table:table-cell office:value-type="string" calcext:value-type="string">
            <text:p>Parkhil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atney</text:p>
          </table:table-cell>
          <table:table-cell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Johanss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eck</text:p>
          </table:table-cell>
          <table:table-cell office:value-type="float" office:value="4" calcext:value-type="float">
            <text:p>4</text:p>
          </table:table-cell>
          <table:table-cell table:style-name="ce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Yor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Musk</text:p>
          </table:table-cell>
          <table:table-cell office:value-type="float" office:value="2" calcext:value-type="float">
            <text:p>2</text:p>
          </table:table-cell>
          <table:table-cell table:style-name="ce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rter</text:p>
          </table:table-cell>
          <table:table-cell table:style-name="ce1"/>
          <table:table-cell office:value-type="float" office:value="8" calcext:value-type="float">
            <text:p>8</text:p>
          </table:table-cell>
        </table:table-row>
      </table:table>
      <table:table table:name="base" table:style-name="ta1">
        <table:table-column table:style-name="co4" table:default-cell-style-name="Default"/>
        <table:table-column table:style-name="co7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base_id</text:p>
          </table:table-cell>
          <table:table-cell office:value-type="string" calcext:value-type="string">
            <text:p>base_name</text:p>
          </table:table-cell>
          <table:table-cell table:style-name="Default" office:value-type="string" calcext:value-type="string">
            <text:p>foun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arsisland</text:p>
          </table:table-cell>
          <table:table-cell office:value-type="date" office:date-value="2037-06-03" calcext:value-type="date">
            <text:p>2037-06-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lles Marineris 2.0</text:p>
          </table:table-cell>
          <table:table-cell office:value-type="date" office:date-value="2040-12-01" calcext:value-type="date">
            <text:p>2040-12-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le Cratertown</text:p>
          </table:table-cell>
          <table:table-cell office:value-type="date" office:date-value="2041-08-15" calcext:value-type="date">
            <text:p>2041-08-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New New York</text:p>
          </table:table-cell>
          <table:table-cell office:value-type="date" office:date-value="2042-02-10" calcext:value-type="date">
            <text:p>2042-02-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lympus Mons Spa &amp; Casino</text:p>
          </table:table-cell>
          <table:table-cell table:style-name="Default"/>
        </table:table-row>
      </table:table>
      <table:table table:name="visitor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visitor_id</text:p>
          </table:table-cell>
          <table:table-cell office:value-type="string" calcext:value-type="string">
            <text:p>host_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mbro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Carden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La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Thornt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oug</text:p>
          </table:table-cell>
          <table:table-cell office:value-type="string" calcext:value-type="string">
            <text:p>Staveng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mie</text:p>
          </table:table-cell>
          <table:table-cell office:value-type="string" calcext:value-type="string">
            <text:p>Waterm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umphries</text:p>
          </table:table-cell>
        </table:table-row>
      </table:table>
      <table:table table:name="inventory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base_id</text:p>
          </table:table-cell>
          <table:table-cell office:value-type="string" calcext:value-type="string">
            <text:p>supply_id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</table:table-row>
      </table:table>
      <table:table table:name="supply" table:style-name="ta1"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upply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ar Panel</text:p>
          </table:table-cell>
          <table:table-cell office:value-type="string" calcext:value-type="string">
            <text:p>Standard 1x1 meter cell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ter Filter</text:p>
          </table:table-cell>
          <table:table-cell office:value-type="string" calcext:value-type="string">
            <text:p>This takes things out of your water so it’s drinkable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ct Tape</text:p>
          </table:table-cell>
          <table:table-cell office:value-type="string" calcext:value-type="string">
            <text:p>A 10 meters roll of duct tape for ALL your repairs.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It’s ketchup…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ttery Cell</text:p>
          </table:table-cell>
          <table:table-cell office:value-type="string" calcext:value-type="string">
            <text:p>Standard 1000 kAh battery cell for power grid (heavy item).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B 6.0 Cable</text:p>
          </table:table-cell>
          <table:table-cell office:value-type="string" calcext:value-type="string">
            <text:p>Carbon fiber coated / 15 TBps spoo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zzy Duster</text:p>
          </table:table-cell>
          <table:table-cell office:value-type="string" calcext:value-type="string">
            <text:p>It gets dusty around here. Be prepared!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s Bars</text:p>
          </table:table-cell>
          <table:table-cell office:value-type="string" calcext:value-type="string">
            <text:p>The ORIGINAL nutrient bar made with the finest bioengineered ingredients.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r Filter</text:p>
          </table:table-cell>
          <table:table-cell office:value-type="string" calcext:value-type="string">
            <text:p>Removes 99% of all Martian dust from your ventilation unit.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mous Ray’s Frozen Pizza</text:p>
          </table:table-cell>
          <table:table-cell office:value-type="string" calcext:value-type="string">
            <text:p>This Martian favorite is covered in all your favorite toppings. 1 flavor only.</text:p>
          </table:table-cell>
          <table:table-cell office:value-type="float" office:value="823" calcext:value-type="float">
            <text:p>823</text:p>
          </table:table-cell>
        </table:table-row>
      </table:table>
      <table:table table:name="confidenti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rtian_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base_id</text:p>
          </table:table-cell>
          <table:table-cell office:value-type="string" calcext:value-type="string">
            <text:p>super_id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dna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Bradbury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155900" calcext:value-type="float">
            <text:p>155900</text:p>
          </table:table-cell>
          <table:table-cell office:value-type="string" calcext:value-type="string">
            <text:p>fgctabacftgbatgfcbtagfc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lack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0100" calcext:value-type="float">
            <text:p>120100</text:p>
          </table:table-cell>
          <table:table-cell office:value-type="string" calcext:value-type="string">
            <text:p>tagbtacfgactfgacbgtafgd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Hinkst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bgtatcagcbtgatfcgtgagfg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Spend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agtbacfbgafcbgtgtbgta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Parkh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tagtbbgcafgtfaggacggbac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ma</text:p>
          </table:table-cell>
          <table:table-cell office:value-type="string" calcext:value-type="string">
            <text:p>Parkhil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7000" calcext:value-type="float">
            <text:p>137000</text:p>
          </table:table-cell>
          <table:table-cell office:value-type="string" calcext:value-type="string">
            <text:p>cgbgtactbfgafcbgtgaccagbta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250" calcext:value-type="float">
            <text:p>145250</text:p>
          </table:table-cell>
          <table:table-cell office:value-type="string" calcext:value-type="string">
            <text:p>acbgyatbgacfbgtasctgafgtb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atney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121100" calcext:value-type="float">
            <text:p>121100</text:p>
          </table:table-cell>
          <table:table-cell office:value-type="string" calcext:value-type="string">
            <text:p>acfacbafcydfgatadyfgyag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Johanss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fyafgafghafgygachgyar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eck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office:value-type="float" office:value="125000" calcext:value-type="float">
            <text:p>125000</text:p>
          </table:table-cell>
          <table:table-cell office:value-type="string" calcext:value-type="string">
            <text:p>afgcadcrchagrhcaghagcrh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Yor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acrgahcrgahrcgahgrcharrca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Musk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55800" calcext:value-type="float">
            <text:p>155800</text:p>
          </table:table-cell>
          <table:table-cell office:value-type="string" calcext:value-type="string">
            <text:p>attraeqwdcasetqcdfcasgcer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rter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129500" calcext:value-type="float">
            <text:p>129500</text:p>
          </table:table-cell>
          <table:table-cell office:value-type="string" calcext:value-type="string">
            <text:p>acravecagsdradcaveragrce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8:14:41.704180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2T10:45:36.783932587</meta:creation-date>
    <meta:generator>LibreOffice/6.4.7.2$Linux_X86_64 LibreOffice_project/40$Build-2</meta:generator>
    <dc:date>2022-02-17T18:17:42.303149601</dc:date>
    <meta:editing-duration>PT8H23M42S</meta:editing-duration>
    <meta:editing-cycles>13</meta:editing-cycles>
    <meta:document-statistic meta:table-count="6" meta:cell-count="288" meta:object-count="0"/>
  </office:meta>
</office:document-meta>
</file>